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list-style-name="L1">
      <style:paragraph-properties fo:text-align="start" style:justify-single-word="false"/>
    </style:style>
    <style:style style:name="P6" style:family="paragraph" style:parent-style-name="Standard" style:list-style-name="L1">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fo:font-size="12pt" style:font-size-asian="12pt" style:font-size-complex="12pt"/>
    </style:style>
    <style:style style:name="P8"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ogget</text:p>
      <text:p text:style-name="P1">Game Design Document</text:p>
      <text:p text:style-name="P1"/>
      <text:p text:style-name="P3">Genre</text:p>
      <text:p text:style-name="P4">1<text:span text:style-name="T1">st</text:span> Person Platformer</text:p>
      <text:p text:style-name="P4"/>
      <text:p text:style-name="P3">Overview</text:p>
      <text:p text:style-name="P4"><text:tab/>Sprogget is a small, indie game. The player must get to the exit of each level while gaining as many points as possible. The gameplay will be fast-paced with a single cutscene between each level. Players will be forced to hone their skills as the penalty for losing all their lives is to start over. There will be emphasis on skill-jumps and timing.</text:p>
      <text:p text:style-name="P4"><text:tab/>The final goal of each level is to reach the exit door. Once reached, the points they've acquired that level are added to their total score. This score is cummulative over a single game. Points are awarded for killing enemies, finishing a level quickly, and surviving certain jumps.</text:p>
      <text:p text:style-name="P4"><text:tab/>Sprogget's NPCs, environments and cutscenes will hint at a darker backdrop than what is visually presented. The player should always have a sense of unease and suspicion about the world they're being shown.</text:p>
      <text:p text:style-name="P4"/>
      <text:p text:style-name="P3">Vision Statement</text:p>
      <text:list xml:id="list358007481535172983" text:style-name="L1">
        <text:list-item>
          <text:p text:style-name="P6"><text:span text:style-name="T2">Entirely Free</text:span><text:span text:style-name="T4"> with no added micro-transactions</text:span></text:p>
        </text:list-item>
        <text:list-item>
          <text:p text:style-name="P5"><text:span text:style-name="T3">Controls</text:span><text:span text:style-name="T4"> will be simple and shouldn't have to be explained</text:span></text:p>
        </text:list-item>
        <text:list-item>
          <text:p text:style-name="P6"><text:span text:style-name="T2">Back to Basics</text:span><text:span text:style-name="T4"> style gameplay will make it easy for anyone to pick up</text:span></text:p>
        </text:list-item>
        <text:list-item>
          <text:p text:style-name="P6"><text:span text:style-name="T2">Easy to Spot, Hard to Acquire</text:span><text:span text:style-name="T4"> jumps, powerups, and bonuses</text:span></text:p>
        </text:list-item>
        <text:list-item>
          <text:p text:style-name="P6"><text:span text:style-name="T2">Eerie Cheer</text:span><text:span text:style-name="T4"> of NPCs and environment will help set player on edge</text:span></text:p>
        </text:list-item>
      </text:list>
      <text:p text:style-name="P4"/>
      <text:p text:style-name="P4"/>
      <text:p text:style-name="P3">Platforms</text:p>
      <text:p text:style-name="P4">Webplayer and PC</text:p>
      <text:p text:style-name="P4"/>
      <text:p text:style-name="P3">GDD Version</text:p>
      <text:p text:style-name="P4">1.0</text:p>
      <text:p text:style-name="P4"/>
      <text:p text:style-name="P3">Copyright</text:p>
      <text:p text:style-name="P4">ArmoredThirteen Entertainment Studios</text:p>
      <text:p text:style-name="P4">GDD Outline created/owned by: Mark Baldwin (http://baldwinconsulting.org)</text:p>
      <text:p text:style-name="P4"/>
      <text:p text:style-name="P4"/>
      <text:p text:style-name="P8">Table of Contents</text:p>
      <text:p text:style-name="P1"/>
      <text:p text:style-name="P4">Put table here.</text:p>
      <text:p text:style-name="P4"/>
      <text:p text:style-name="P4"/>
      <text:p text:style-name="P8">Section 1</text:p>
      <text:p text:style-name="P1">Game Overview</text:p>
      <text:p text:style-name="P1"/>
      <text:p text:style-name="P4">Put stuff here</text:p>
      <text:p text:style-name="P4"/>
      <text:p text:style-name="P4"/>
      <text:p text:style-name="P8">Section 2</text:p>
      <text:p text:style-name="P1">Gameplay and Mechanics</text:p>
      <text:p text:style-name="P1"/>
      <text:p text:style-name="P4">Put stuff here</text:p>
      <text:p text:style-name="P4"/>
      <text:p text:style-name="P4"/>
      <text:p text:style-name="P8">Section 3</text:p>
      <text:p text:style-name="P1">Story, Setting, and Character</text:p>
      <text:p text:style-name="P1"/>
      <text:p text:style-name="P4">Put stuff here</text:p>
      <text:p text:style-name="P4"/>
      <text:p text:style-name="P4"/>
      <text:p text:style-name="P8">Section 4</text:p>
      <text:p text:style-name="P1">Levels</text:p>
      <text:p text:style-name="P1"/>
      <text:p text:style-name="P4">Put stuff here</text:p>
      <text:p text:style-name="P4"/>
      <text:p text:style-name="P4"/>
      <text:p text:style-name="P8">Section 5</text:p>
      <text:p text:style-name="P1">Interface</text:p>
      <text:p text:style-name="P1"/>
      <text:p text:style-name="P4">Put stuff here</text:p>
      <text:p text:style-name="P4"/>
      <text:p text:style-name="P4"/>
      <text:p text:style-name="P8">Section 6</text:p>
      <text:p text:style-name="P1">Enemy Intelligence</text:p>
      <text:p text:style-name="P1"/>
      <text:p text:style-name="P4">Put stuff here</text:p>
      <text:p text:style-name="P4"/>
      <text:p text:style-name="P4"/>
      <text:p text:style-name="P8">Section 7</text:p>
      <text:p text:style-name="P1">Technical</text:p>
      <text:p text:style-name="P1"/>
      <text:p text:style-name="P4">Put stuff here</text:p>
      <text:p text:style-name="P4"/>
      <text:p text:style-name="P4"/>
      <text:p text:style-name="P8">Section 8</text:p>
      <text:p text:style-name="P1">Game Art</text:p>
      <text:p text:style-name="P1"/>
      <text:p text:style-name="P4">Put stuff here</text:p>
      <text:p text:style-name="P4"/>
      <text:p text:style-name="P4"/>
      <text:p text:style-name="P8">GDD History</text:p>
      <text:p text:style-name="P1"/>
      <text:p text:style-name="P4">Put stuff here</text:p>
      <text:p text:style-name="P4"/>
      <text:p text:style-name="P4"/>
      <text:p text:style-name="P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8M7S</meta:editing-duration>
    <meta:editing-cycles>10</meta:editing-cycles>
    <meta:generator>OpenOffice/4.0.1$Win32 OpenOffice.org_project/401m5$Build-9714</meta:generator>
    <dc:date>2014-02-01T20:33:47.73</dc:date>
    <dc:creator>David Cramer</dc:creator>
    <meta:document-statistic meta:table-count="0" meta:image-count="0" meta:object-count="0" meta:page-count="12" meta:paragraph-count="50" meta:word-count="298" meta:character-count="1734"/>
    <meta:user-defined meta:name="Info 1"/>
    <meta:user-defined meta:name="Info 2"/>
    <meta:user-defined meta:name="Info 3"/>
    <meta:user-defined meta:name="Info 4"/>
  </office:meta>
</office:document-meta>
</file>